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7.461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102"/>
            <table:dependency table:id="ct92"/>
            <table:dependency table:id="ct86"/>
            <table:dependency table:id="ct79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10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1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  <table:insertion table:id="ct20" table:type="column" table:position="0" table:table="0">
          <office:change-info>
            <dc:creator> </dc:creator>
            <dc:date>2021-12-01T13:57:43.919494129</dc:date>
          </office:change-info>
          <table:dependencies>
            <table:dependency table:id="ct123"/>
            <table:dependency table:id="ct119"/>
            <table:dependency table:id="ct49"/>
            <table:dependency table:id="ct38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0" table:table="0"/>
          <office:change-info>
            <dc:creator> </dc:creator>
            <dc:date>2021-12-01T13:57:49.39885833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 </dc:creator>
            <dc:date>2021-12-01T13:57:51.585806927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0"/>
          <office:change-info>
            <dc:creator> </dc:creator>
            <dc:date>2021-12-01T13:57:53.505885685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0"/>
          <office:change-info>
            <dc:creator> </dc:creator>
            <dc:date>2021-12-01T13:57:54.02459001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7" table:table="0"/>
          <office:change-info>
            <dc:creator> </dc:creator>
            <dc:date>2021-12-01T13:57:57.527340655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1-12-01T13:58:03.71937743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7" table:table="0"/>
          <office:change-info>
            <dc:creator> </dc:creator>
            <dc:date>2021-12-01T13:58:06.878687332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21-12-01T13:58:09.49604290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0"/>
          <office:change-info>
            <dc:creator> </dc:creator>
            <dc:date>2021-12-01T13:58:20.45002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7" table:table="0"/>
          <office:change-info>
            <dc:creator> </dc:creator>
            <dc:date>2021-12-01T13:58:22.69261485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7" table:table="0"/>
          <office:change-info>
            <dc:creator> </dc:creator>
            <dc:date>2021-12-01T13:58:23.809894459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7" table:table="0"/>
          <office:change-info>
            <dc:creator> </dc:creator>
            <dc:date>2021-12-01T13:58:31.512988072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8" table:table="0"/>
          <office:change-info>
            <dc:creator> </dc:creator>
            <dc:date>2021-12-01T13:58:31.512993778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7" table:table="0"/>
          <office:change-info>
            <dc:creator> </dc:creator>
            <dc:date>2021-12-01T13:58:36.677002008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7" table:table="0"/>
          <office:change-info>
            <dc:creator> </dc:creator>
            <dc:date>2021-12-01T13:58:43.085469113</dc:date>
          </office:change-info>
          <table:previous>
            <table:change-track-table-cell/>
          </table:previous>
        </table:cell-content-change>
        <table:cell-content-change table:id="ct36">
          <table:cell-address table:column="11" table:row="3" table:table="0"/>
          <office:change-info>
            <dc:creator> </dc:creator>
            <dc:date>2021-12-06T07:47:05.979569309</dc:date>
          </office:change-info>
          <table:previous>
            <table:change-track-table-cell office:value-type="string">
              <text:p>1.3355558336209525</text:p>
            </table:change-track-table-cell>
          </table:previous>
        </table:cell-content-change>
        <table:cell-content-change table:id="ct37">
          <table:cell-address table:column="11" table:row="5" table:table="0"/>
          <office:change-info>
            <dc:creator> </dc:creator>
            <dc:date>2021-12-06T07:47:09.741069515</dc:date>
          </office:change-info>
          <table:previous>
            <table:change-track-table-cell office:value-type="string">
              <text:p>1.3520133635024707</text:p>
            </table:change-track-table-cell>
          </table:previous>
        </table:cell-content-change>
        <table:cell-content-change table:id="ct38">
          <table:cell-address table:column="0" table:row="10" table:table="0"/>
          <office:change-info>
            <dc:creator> </dc:creator>
            <dc:date>2021-12-06T08:21:12.085910817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0" table:table="0"/>
          <office:change-info>
            <dc:creator> </dc:creator>
            <dc:date>2021-12-06T08:21:15.08696180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0"/>
          <office:change-info>
            <dc:creator> </dc:creator>
            <dc:date>2021-12-06T08:21:18.566506993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0" table:table="0"/>
          <office:change-info>
            <dc:creator> </dc:creator>
            <dc:date>2021-12-06T08:21:21.821681669</dc:date>
          </office:change-info>
          <table:previous>
            <table:change-track-table-cell/>
          </table:previous>
        </table:cell-content-change>
        <table:cell-content-change table:id="ct42">
          <table:cell-address table:column="11" table:row="10" table:table="0"/>
          <office:change-info>
            <dc:creator> </dc:creator>
            <dc:date>2021-12-06T08:21:32.083922474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10" table:table="0"/>
          <office:change-info>
            <dc:creator> </dc:creator>
            <dc:date>2021-12-06T08:21:40.444025536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11" table:table="0"/>
          <office:change-info>
            <dc:creator> </dc:creator>
            <dc:date>2021-12-06T08:21:40.444031858</dc:date>
          </office:change-info>
          <table:previous>
            <table:change-track-table-cell/>
          </table:previous>
        </table:cell-content-change>
        <table:cell-content-change table:id="ct45">
          <table:cell-address table:column="13" table:row="10" table:table="0"/>
          <office:change-info>
            <dc:creator> </dc:creator>
            <dc:date>2021-12-06T08:21:46.080954496</dc:date>
          </office:change-info>
          <table:previous>
            <table:change-track-table-cell/>
          </table:previous>
        </table:cell-content-change>
        <table:insertion table:id="ct46" table:type="column" table:position="12" table:table="0">
          <office:change-info>
            <dc:creator> </dc:creator>
            <dc:date>2021-12-06T08:21:58.728303243</dc:date>
          </office:change-info>
          <table:dependencies>
            <table:dependency table:id="ct124"/>
            <table:dependency table:id="ct60"/>
            <table:dependency table:id="ct48"/>
            <table:dependency table:id="ct47"/>
          </table:dependencies>
        </table:insertion>
        <table:cell-content-change table:id="ct47">
          <table:cell-address table:column="12" table:row="0" table:table="0"/>
          <office:change-info>
            <dc:creator> </dc:creator>
            <dc:date>2021-12-06T08:22:04.676983273</dc:date>
          </office:change-info>
          <table:previous>
            <table:change-track-table-cell/>
          </table:previous>
        </table:cell-content-change>
        <table:cell-content-change table:id="ct48">
          <table:cell-address table:column="12" table:row="10" table:table="0"/>
          <office:change-info>
            <dc:creator> </dc:creator>
            <dc:date>2021-12-06T08:22:10.417796221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13" table:table="0"/>
          <office:change-info>
            <dc:creator> </dc:creator>
            <dc:date>2021-12-06T08:37:48.58112230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3" table:table="0"/>
          <office:change-info>
            <dc:creator> </dc:creator>
            <dc:date>2021-12-06T08:37:51.065358975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3" table:table="0"/>
          <office:change-info>
            <dc:creator> </dc:creator>
            <dc:date>2021-12-06T08:37:55.626200649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0"/>
          <office:change-info>
            <dc:creator> </dc:creator>
            <dc:date>2021-12-06T08:37:58.93009018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3" table:table="0"/>
          <office:change-info>
            <dc:creator> </dc:creator>
            <dc:date>2021-12-06T08:38:00.729709802</dc:date>
          </office:change-info>
          <table:previous table:id="ct51">
            <table:change-track-table-cell office:value-type="float" office:value="3.6"/>
          </table:previous>
        </table:cell-content-change>
        <table:cell-content-change table:id="ct54">
          <table:cell-address table:column="3" table:row="13" table:table="0"/>
          <office:change-info>
            <dc:creator> </dc:creator>
            <dc:date>2021-12-06T08:38:03.902251901</dc:date>
          </office:change-info>
          <table:previous table:id="ct52">
            <table:change-track-table-cell office:value-type="string">
              <text:p>0.01</text:p>
            </table:change-track-table-cell>
          </table:previous>
        </table:cell-content-change>
        <table:cell-content-change table:id="ct55">
          <table:cell-address table:column="2" table:row="13" table:table="0"/>
          <office:change-info>
            <dc:creator> </dc:creator>
            <dc:date>2021-12-06T08:38:21.250373685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56">
          <table:cell-address table:column="3" table:row="13" table:table="0"/>
          <office:change-info>
            <dc:creator> </dc:creator>
            <dc:date>2021-12-06T08:38:25.975716934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7">
          <table:cell-address table:column="10" table:row="13" table:table="0"/>
          <office:change-info>
            <dc:creator> </dc:creator>
            <dc:date>2021-12-06T08:38:43.048600799</dc:date>
          </office:change-info>
          <table:previous>
            <table:change-track-table-cell/>
          </table:previous>
        </table:cell-content-change>
        <table:cell-content-change table:id="ct58">
          <table:cell-address table:column="10" table:row="14" table:table="0"/>
          <office:change-info>
            <dc:creator> </dc:creator>
            <dc:date>2021-12-06T08:38:43.04861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13" table:table="0"/>
          <office:change-info>
            <dc:creator> </dc:creator>
            <dc:date>2021-12-06T08:38:52.015080910</dc:date>
          </office:change-info>
          <table:previous>
            <table:change-track-table-cell/>
          </table:previous>
        </table:cell-content-change>
        <table:cell-content-change table:id="ct60">
          <table:cell-address table:column="12" table:row="13" table:table="0"/>
          <office:change-info>
            <dc:creator> </dc:creator>
            <dc:date>2021-12-06T08:38:55.417916622</dc:date>
          </office:change-info>
          <table:previous>
            <table:change-track-table-cell/>
          </table:previous>
        </table:cell-content-change>
        <table:cell-content-change table:id="ct61">
          <table:cell-address table:column="13" table:row="13" table:table="0"/>
          <office:change-info>
            <dc:creator> </dc:creator>
            <dc:date>2021-12-06T08:39:08.328912135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3" table:table="0"/>
          <office:change-info>
            <dc:creator> </dc:creator>
            <dc:date>2021-12-06T08:42:42.076322083</dc:date>
          </office:change-info>
          <table:previous table:id="ct36">
            <table:change-track-table-cell office:value-type="string">
              <text:p>1.3355558336209525/2</text:p>
            </table:change-track-table-cell>
          </table:previous>
        </table:cell-content-change>
        <table:cell-content-change table:id="ct63">
          <table:cell-address table:column="11" table:row="5" table:table="0"/>
          <office:change-info>
            <dc:creator> </dc:creator>
            <dc:date>2021-12-06T08:42:57.056894439</dc:date>
          </office:change-info>
          <table:previous table:id="ct37">
            <table:change-track-table-cell office:value-type="string">
              <text:p>1.3520133635024707/2</text:p>
            </table:change-track-table-cell>
          </table:previous>
        </table:cell-content-change>
        <table:cell-content-change table:id="ct64">
          <table:cell-address table:column="11" table:row="5" table:table="0"/>
          <office:change-info>
            <dc:creator> </dc:creator>
            <dc:date>2021-12-06T08:42:58.957214945</dc:date>
          </office:change-info>
          <table:previous table:id="ct63">
            <table:change-track-table-cell/>
          </table:previous>
        </table:cell-content-change>
        <table:insertion table:id="ct65" table:type="column" table:position="12" table:table="1">
          <office:change-info>
            <dc:creator> </dc:creator>
            <dc:date>2021-12-06T08:54:32.794672481</dc:date>
          </office:change-info>
          <table:dependencies>
            <table:dependency table:id="ct129"/>
            <table:dependency table:id="ct106"/>
            <table:dependency table:id="ct96"/>
            <table:dependency table:id="ct81"/>
            <table:dependency table:id="ct67"/>
            <table:dependency table:id="ct66"/>
          </table:dependencies>
        </table:insertion>
        <table:cell-content-change table:id="ct66">
          <table:cell-address table:column="12" table:row="0" table:table="1"/>
          <office:change-info>
            <dc:creator> </dc:creator>
            <dc:date>2021-12-06T08:54:37.761868243</dc:date>
          </office:change-info>
          <table:previous>
            <table:change-track-table-cell/>
          </table:previous>
        </table:cell-content-change>
        <table:cell-content-change table:id="ct67">
          <table:cell-address table:column="12" table:row="21" table:table="1"/>
          <office:change-info>
            <dc:creator> </dc:creator>
            <dc:date>2021-12-06T08:54:58.863542438</dc:date>
          </office:change-info>
          <table:previous>
            <table:change-track-table-cell/>
          </table:previous>
        </table:cell-content-change>
        <table:cell-content-change table:id="ct68">
          <table:cell-address table:column="13" table:row="21" table:table="1"/>
          <office:change-info>
            <dc:creator> </dc:creator>
            <dc:date>2021-12-06T08:55:01.548367745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21" table:table="1"/>
          <office:change-info>
            <dc:creator> </dc:creator>
            <dc:date>2021-12-06T08:55:04.518306303</dc:date>
          </office:change-info>
          <table:previous>
            <table:change-track-table-cell/>
          </table:previous>
        </table:cell-content-change>
        <table:cell-content-change table:id="ct70">
          <table:cell-address table:column="13" table:row="21" table:table="1"/>
          <office:change-info>
            <dc:creator> </dc:creator>
            <dc:date>2021-12-06T08:55:10.669929725</dc:date>
          </office:change-info>
          <table:previous table:id="ct68">
            <table:change-track-table-cell office:value-type="string">
              <text:p>1.9773145375191552</text:p>
            </table:change-track-table-cell>
          </table:previous>
        </table:cell-content-change>
        <table:cell-content-change table:id="ct71">
          <table:cell-address table:column="10" table:row="21" table:table="1"/>
          <office:change-info>
            <dc:creator> </dc:creator>
            <dc:date>2021-12-06T08:55:16.932626473</dc:date>
          </office:change-info>
          <table:previous>
            <table:change-track-table-cell/>
          </table:previous>
        </table:cell-content-change>
        <table:cell-content-change table:id="ct72">
          <table:cell-address table:column="10" table:row="22" table:table="1"/>
          <office:change-info>
            <dc:creator> </dc:creator>
            <dc:date>2021-12-06T08:55:16.932645159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3" table:table="1"/>
          <office:change-info>
            <dc:creator> </dc:creator>
            <dc:date>2021-12-06T08:55:16.932648814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1" table:table="1"/>
          <office:change-info>
            <dc:creator> </dc:creator>
            <dc:date>2021-12-06T08:55:23.543930748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1" table:table="1"/>
          <office:change-info>
            <dc:creator> </dc:creator>
            <dc:date>2021-12-06T08:55:28.840725754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1" table:table="1"/>
          <office:change-info>
            <dc:creator> </dc:creator>
            <dc:date>2021-12-06T08:55:40.225726226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1" table:row="21" table:table="1"/>
          <office:change-info>
            <dc:creator> </dc:creator>
            <dc:date>2021-12-06T08:55:46.075866454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21" table:table="1"/>
          <office:change-info>
            <dc:creator> </dc:creator>
            <dc:date>2021-12-06T08:55:46.075880897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21" table:table="1"/>
          <office:change-info>
            <dc:creator> </dc:creator>
            <dc:date>2021-12-06T08:55:47.137284596</dc:date>
          </office:change-info>
          <table:previous>
            <table:change-track-table-cell/>
          </table:previous>
        </table:cell-content-change>
        <table:cell-content-change table:id="ct80">
          <table:cell-address table:column="11" table:row="25" table:table="1"/>
          <office:change-info>
            <dc:creator> </dc:creator>
            <dc:date>2021-12-06T14:42:21.509606882</dc:date>
          </office:change-info>
          <table:previous>
            <table:change-track-table-cell/>
          </table:previous>
        </table:cell-content-change>
        <table:cell-content-change table:id="ct81">
          <table:cell-address table:column="12" table:row="25" table:table="1"/>
          <office:change-info>
            <dc:creator> </dc:creator>
            <dc:date>2021-12-06T14:42:32.368859008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25" table:table="1"/>
          <office:change-info>
            <dc:creator> </dc:creator>
            <dc:date>2021-12-06T14:42:33.163505140</dc:date>
          </office:change-info>
          <table:previous>
            <table:change-track-table-cell/>
          </table:previous>
        </table:cell-content-change>
        <table:cell-content-change table:id="ct83">
          <table:cell-address table:column="10" table:row="25" table:table="1"/>
          <office:change-info>
            <dc:creator> </dc:creator>
            <dc:date>2021-12-06T14:42:45.582529976</dc:date>
          </office:change-info>
          <table:previous>
            <table:change-track-table-cell/>
          </table:previous>
        </table:cell-content-change>
        <table:cell-content-change table:id="ct84">
          <table:cell-address table:column="10" table:row="26" table:table="1"/>
          <office:change-info>
            <dc:creator> </dc:creator>
            <dc:date>2021-12-06T14:42:45.582538757</dc:date>
          </office:change-info>
          <table:previous>
            <table:change-track-table-cell/>
          </table:previous>
        </table:cell-content-change>
        <table:cell-content-change table:id="ct85">
          <table:cell-address table:column="10" table:row="27" table:table="1"/>
          <office:change-info>
            <dc:creator> </dc:creator>
            <dc:date>2021-12-06T14:42:45.582540483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25" table:table="1"/>
          <office:change-info>
            <dc:creator> </dc:creator>
            <dc:date>2021-12-06T14:43:00.423669314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21" table:table="1"/>
          <office:change-info>
            <dc:creator> </dc:creator>
            <dc:date>2021-12-06T14:43:03.274796003</dc:date>
          </office:change-info>
          <table:previous table:id="ct77">
            <table:change-track-table-cell office:value-type="float" office:value="500"/>
          </table:previous>
        </table:cell-content-change>
        <table:cell-content-change table:id="ct88">
          <table:cell-address table:column="1" table:row="17" table:table="1"/>
          <office:change-info>
            <dc:creator> </dc:creator>
            <dc:date>2021-12-06T14:43:06.647728086</dc:date>
          </office:change-info>
          <table:previous table:id="ct9">
            <table:change-track-table-cell office:value-type="float" office:value="500"/>
          </table:previous>
        </table:cell-content-change>
        <table:cell-content-change table:id="ct89">
          <table:cell-address table:column="1" table:row="25" table:table="1"/>
          <office:change-info>
            <dc:creator> </dc:creator>
            <dc:date>2021-12-06T14:43:10.001677562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25" table:table="1"/>
          <office:change-info>
            <dc:creator> </dc:creator>
            <dc:date>2021-12-06T14:43:14.55977838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25" table:table="1"/>
          <office:change-info>
            <dc:creator> </dc:creator>
            <dc:date>2021-12-06T14:43:18.008421524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29" table:table="1"/>
          <office:change-info>
            <dc:creator> </dc:creator>
            <dc:date>2021-12-09T08:57:27.026894841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29" table:table="1"/>
          <office:change-info>
            <dc:creator> </dc:creator>
            <dc:date>2021-12-09T08:57:30.105774957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29" table:table="1"/>
          <office:change-info>
            <dc:creator> </dc:creator>
            <dc:date>2021-12-09T08:57:33.631360243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29" table:table="1"/>
          <office:change-info>
            <dc:creator> </dc:creator>
            <dc:date>2021-12-09T08:57:37.675234075</dc:date>
          </office:change-info>
          <table:previous>
            <table:change-track-table-cell/>
          </table:previous>
        </table:cell-content-change>
        <table:cell-content-change table:id="ct96">
          <table:cell-address table:column="12" table:row="29" table:table="1"/>
          <office:change-info>
            <dc:creator> </dc:creator>
            <dc:date>2021-12-09T08:57:51.467582902</dc:date>
          </office:change-info>
          <table:previous>
            <table:change-track-table-cell/>
          </table:previous>
        </table:cell-content-change>
        <table:cell-content-change table:id="ct97">
          <table:cell-address table:column="10" table:row="29" table:table="1"/>
          <office:change-info>
            <dc:creator> </dc:creator>
            <dc:date>2021-12-09T08:58:02.828792477</dc:date>
          </office:change-info>
          <table:previous>
            <table:change-track-table-cell/>
          </table:previous>
        </table:cell-content-change>
        <table:cell-content-change table:id="ct98">
          <table:cell-address table:column="10" table:row="30" table:table="1"/>
          <office:change-info>
            <dc:creator> </dc:creator>
            <dc:date>2021-12-09T08:58:02.828804379</dc:date>
          </office:change-info>
          <table:previous>
            <table:change-track-table-cell/>
          </table:previous>
        </table:cell-content-change>
        <table:cell-content-change table:id="ct99">
          <table:cell-address table:column="10" table:row="31" table:table="1"/>
          <office:change-info>
            <dc:creator> </dc:creator>
            <dc:date>2021-12-09T08:58:02.82880661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29" table:table="1"/>
          <office:change-info>
            <dc:creator> </dc:creator>
            <dc:date>2021-12-09T08:58:10.88989489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29" table:table="1"/>
          <office:change-info>
            <dc:creator> </dc:creator>
            <dc:date>2021-12-09T08:58:17.075337056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33" table:table="1"/>
          <office:change-info>
            <dc:creator> </dc:creator>
            <dc:date>2021-12-09T09:45:41.841361017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33" table:table="1"/>
          <office:change-info>
            <dc:creator> </dc:creator>
            <dc:date>2021-12-09T09:45:47.188305531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33" table:table="1"/>
          <office:change-info>
            <dc:creator> </dc:creator>
            <dc:date>2021-12-09T09:45:51.64755330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3" table:table="1"/>
          <office:change-info>
            <dc:creator> </dc:creator>
            <dc:date>2021-12-09T09:45:55.542625151</dc:date>
          </office:change-info>
          <table:previous>
            <table:change-track-table-cell/>
          </table:previous>
        </table:cell-content-change>
        <table:cell-content-change table:id="ct106">
          <table:cell-address table:column="12" table:row="33" table:table="1"/>
          <office:change-info>
            <dc:creator> </dc:creator>
            <dc:date>2021-12-09T09:46:05.999036581</dc:date>
          </office:change-info>
          <table:previous>
            <table:change-track-table-cell/>
          </table:previous>
        </table:cell-content-change>
        <table:cell-content-change table:id="ct107">
          <table:cell-address table:column="10" table:row="33" table:table="1"/>
          <office:change-info>
            <dc:creator> </dc:creator>
            <dc:date>2021-12-09T09:46:22.184482740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34" table:table="1"/>
          <office:change-info>
            <dc:creator> </dc:creator>
            <dc:date>2021-12-09T09:46:22.184494550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35" table:table="1"/>
          <office:change-info>
            <dc:creator> </dc:creator>
            <dc:date>2021-12-09T09:46:22.184497382</dc:date>
          </office:change-info>
          <table:previous>
            <table:change-track-table-cell/>
          </table:previous>
        </table:cell-content-change>
        <table:cell-content-change table:id="ct110">
          <table:cell-address table:column="11" table:row="33" table:table="1"/>
          <office:change-info>
            <dc:creator> </dc:creator>
            <dc:date>2021-12-09T09:46:32.116125499</dc:date>
          </office:change-info>
          <table:previous>
            <table:change-track-table-cell/>
          </table:previous>
        </table:cell-content-change>
        <table:cell-content-change table:id="ct111">
          <table:cell-address table:column="13" table:row="33" table:table="1"/>
          <office:change-info>
            <dc:creator> </dc:creator>
            <dc:date>2021-12-09T09:46:41.699728916</dc:date>
          </office:change-info>
          <table:previous>
            <table:change-track-table-cell/>
          </table:previous>
        </table:cell-content-change>
        <table:cell-content-change table:id="ct112">
          <table:cell-address table:column="11" table:row="1" table:table="1"/>
          <office:change-info>
            <dc:creator> </dc:creator>
            <dc:date>2021-12-09T12:33:11.167642818</dc:date>
          </office:change-info>
          <table:previous>
            <table:change-track-table-cell office:value-type="string">
              <text:p>5.432570042146971</text:p>
            </table:change-track-table-cell>
          </table:previous>
        </table:cell-content-change>
        <table:cell-content-change table:id="ct113">
          <table:cell-address table:column="13" table:row="1" table:table="1"/>
          <office:change-info>
            <dc:creator> </dc:creator>
            <dc:date>2021-12-09T12:33:25.733041476</dc:date>
          </office:change-info>
          <table:previous>
            <table:change-track-table-cell office:value-type="string">
  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  </table:change-track-table-cell>
          </table:previous>
        </table:cell-content-change>
        <table:insertion table:id="ct114" table:type="column" table:position="9" table:table="1">
          <office:change-info>
            <dc:creator> </dc:creator>
            <dc:date>2021-12-13T07:26:13.742690020</dc:date>
          </office:change-info>
          <table:dependencies>
            <table:dependency table:id="ct134"/>
            <table:dependency table:id="ct116"/>
            <table:dependency table:id="ct115"/>
          </table:dependencies>
        </table:insertion>
        <table:cell-content-change table:id="ct115">
          <table:cell-address table:column="9" table:row="0" table:table="1"/>
          <office:change-info>
            <dc:creator> </dc:creator>
            <dc:date>2021-12-13T07:26:23.339547429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25" table:table="1"/>
          <office:change-info>
            <dc:creator> </dc:creator>
            <dc:date>2021-12-13T07:27:09.613619421</dc:date>
          </office:change-info>
          <table:previous>
            <table:change-track-table-cell/>
          </table:previous>
        </table:cell-content-change>
        <table:insertion table:id="ct117" table:type="column" table:position="9" table:table="0">
          <office:change-info>
            <dc:creator> </dc:creator>
            <dc:date>2021-12-13T07:30:40.005357036</dc:date>
          </office:change-info>
          <table:dependencies>
            <table:dependency table:id="ct118"/>
          </table:dependencies>
        </table:insertion>
        <table:cell-content-change table:id="ct118">
          <table:cell-address table:column="9" table:row="0" table:table="0"/>
          <office:change-info>
            <dc:creator> </dc:creator>
            <dc:date>2021-12-13T07:30:46.578124202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16" table:table="0"/>
          <office:change-info>
            <dc:creator> </dc:creator>
            <dc:date>2021-12-13T07:31:00.644136427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16" table:table="0"/>
          <office:change-info>
            <dc:creator> </dc:creator>
            <dc:date>2021-12-13T07:31:03.30005710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16" table:table="0"/>
          <office:change-info>
            <dc:creator> </dc:creator>
            <dc:date>2021-12-13T07:31:08.788725426</dc:date>
          </office:change-info>
          <table:previous>
            <table:change-track-table-cell/>
          </table:previous>
        </table:cell-content-change>
        <table:cell-content-change table:id="ct122">
          <table:cell-address table:column="2" table:row="16" table:table="0"/>
          <office:change-info>
            <dc:creator> </dc:creator>
            <dc:date>2021-12-13T07:31:11.255473029</dc:date>
          </office:change-info>
          <table:previous>
            <table:change-track-table-cell/>
          </table:previous>
        </table:cell-content-change>
        <table:movement table:id="ct123">
          <table:source-range-address table:start-column="0" table:start-row="15" table:start-table="0" table:end-column="3" table:end-row="15" table:end-table="0"/>
          <table:target-range-address table:start-column="0" table:start-row="16" table:start-table="0" table:end-column="3" table:end-row="16" table:end-table="0"/>
          <office:change-info>
            <dc:creator> </dc:creator>
            <dc:date>2021-12-13T07:31:21.898549519</dc:date>
          </office:change-info>
        </table:movement>
        <table:cell-content-change table:id="ct124">
          <table:cell-address table:column="12" table:row="16" table:table="0"/>
          <office:change-info>
            <dc:creator> </dc:creator>
            <dc:date>2021-12-13T07:31:34.764930248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16" table:table="0"/>
          <office:change-info>
            <dc:creator> </dc:creator>
            <dc:date>2021-12-13T07:47:27.379030318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17" table:table="0"/>
          <office:change-info>
            <dc:creator> </dc:creator>
            <dc:date>2021-12-13T07:47:27.379089158</dc:date>
          </office:change-info>
          <table:previous>
            <table:change-track-table-cell/>
          </table:previous>
        </table:cell-content-change>
        <table:cell-content-change table:id="ct127">
          <table:cell-address table:column="11" table:row="16" table:table="0"/>
          <office:change-info>
            <dc:creator> </dc:creator>
            <dc:date>2021-12-13T07:47:41.020744925</dc:date>
          </office:change-info>
          <table:previous>
            <table:change-track-table-cell/>
          </table:previous>
        </table:cell-content-change>
        <table:cell-content-change table:id="ct128">
          <table:cell-address table:column="13" table:row="16" table:table="0"/>
          <office:change-info>
            <dc:creator> </dc:creator>
            <dc:date>2021-12-13T07:48:04.262987671</dc:date>
          </office:change-info>
          <table:previous>
            <table:change-track-table-cell/>
          </table:previous>
        </table:cell-content-change>
        <table:cell-content-change table:id="ct129">
          <table:cell-address table:column="12" table:row="33" table:table="1"/>
          <office:change-info>
            <dc:creator> </dc:creator>
            <dc:date>2021-12-13T08:10:06.301733357</dc:date>
          </office:change-info>
          <table:previous table:id="ct106">
            <table:change-track-table-cell office:value-type="string">
              <text:p>P changing</text:p>
            </table:change-track-table-cell>
          </table:previous>
        </table:cell-content-change>
        <table:cell-content-change table:id="ct130">
          <table:cell-address table:column="10" table:row="33" table:table="1"/>
          <office:change-info>
            <dc:creator> </dc:creator>
            <dc:date>2021-12-13T08:10:46.415342483</dc:date>
          </office:change-info>
          <table:previous table:id="ct107">
            <table:change-track-table-cell office:value-type="string">
              <text:p>[[0. <text:s text:c="8"/>0.4298407 <text:s/>0.87637916]</text:p>
            </table:change-track-table-cell>
          </table:previous>
        </table:cell-content-change>
        <table:cell-content-change table:id="ct131">
          <table:cell-address table:column="10" table:row="34" table:table="1"/>
          <office:change-info>
            <dc:creator> </dc:creator>
            <dc:date>2021-12-13T08:10:46.415354991</dc:date>
          </office:change-info>
          <table:previous table:id="ct108">
            <table:change-track-table-cell office:value-type="string">
              <text:p><text:s/>[0.4298407 <text:s/>0. <text:s text:c="8"/>0.60762239]</text:p>
            </table:change-track-table-cell>
          </table:previous>
        </table:cell-content-change>
        <table:cell-content-change table:id="ct132">
          <table:cell-address table:column="10" table:row="35" table:table="1"/>
          <office:change-info>
            <dc:creator> </dc:creator>
            <dc:date>2021-12-13T08:10:46.415357965</dc:date>
          </office:change-info>
          <table:previous table:id="ct109">
            <table:change-track-table-cell office:value-type="string">
              <text:p><text:s/>[0.87637916 0.60762239 0. <text:s text:c="7"/>]]</text:p>
            </table:change-track-table-cell>
          </table:previous>
        </table:cell-content-change>
        <table:cell-content-change table:id="ct133">
          <table:cell-address table:column="11" table:row="33" table:table="1"/>
          <office:change-info>
            <dc:creator> </dc:creator>
            <dc:date>2021-12-13T08:10:55.596627301</dc:date>
          </office:change-info>
          <table:previous table:id="ct110">
            <table:change-track-table-cell office:value-type="string">
              <text:p>1.8160751712941219</text:p>
            </table:change-track-table-cell>
          </table:previous>
        </table:cell-content-change>
        <table:cell-content-change table:id="ct134">
          <table:cell-address table:column="9" table:row="33" table:table="1"/>
          <office:change-info>
            <dc:creator> </dc:creator>
            <dc:date>2021-12-13T08:11:06.165904948</dc:date>
          </office:change-info>
          <table:previous>
            <table:change-track-table-cell/>
          </table:previous>
        </table:cell-content-change>
        <table:cell-content-change table:id="ct135">
          <table:cell-address table:column="13" table:row="34" table:table="1"/>
          <office:change-info>
            <dc:creator> </dc:creator>
            <dc:date>2021-12-13T08:11:23.829659642</dc:date>
          </office:change-info>
          <table:previous>
            <table:change-track-table-cell/>
          </table:previous>
        </table:cell-content-change>
        <table:cell-content-change table:id="ct136">
          <table:cell-address table:column="13" table:row="33" table:table="1"/>
          <office:change-info>
            <dc:creator> </dc:creator>
            <dc:date>2021-12-13T08:11:35.454479745</dc:date>
          </office:change-info>
          <table:previous table:id="ct111">
            <table:change-track-table-cell office:value-type="string">
              <text:p><text:s/>[4.48640492121234, 2.5091731558419563, 1.9718025082043578, 2.026539390831687, 2.425831023066282, 1.9841288300926354, 1.9067936303770328, 1.847613825455853, 2.049287352314794, 2.0042449232791095, 1.8160751712941219, 1.9491633743850725, 1.924946865502757, 1.9862716186468738, 2.0117921686013114, 2.0772448847421328, 2.207634794447645, 2.1067929364565927, 2.253219792156709, 1.9534811908864345, 2.046076511885208]</text:p>
            </table:change-track-table-cell>
          </table:previous>
        </table:cell-content-change>
        <table:cell-content-change table:id="ct137">
          <table:cell-address table:column="1" table:row="11" table:table="2"/>
          <office:change-info>
            <dc:creator> </dc:creator>
            <dc:date>2021-12-13T11:01:42.199456832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1" table:table="2"/>
          <office:change-info>
            <dc:creator> </dc:creator>
            <dc:date>2021-12-13T11:01:44.607954766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11" table:table="2"/>
          <office:change-info>
            <dc:creator> </dc:creator>
            <dc:date>2021-12-13T11:01:47.919961111</dc:date>
          </office:change-info>
          <table:previous>
            <table:change-track-table-cell/>
          </table:previous>
        </table:cell-content-change>
        <table:insertion table:id="ct140" table:type="column" table:position="8" table:table="2">
          <office:change-info>
            <dc:creator> </dc:creator>
            <dc:date>2021-12-13T11:01:53.433391629</dc:date>
          </office:change-info>
          <table:dependencies>
            <table:dependency table:id="ct149"/>
            <table:dependency table:id="ct141"/>
          </table:dependencies>
        </table:insertion>
        <table:cell-content-change table:id="ct141">
          <table:cell-address table:column="8" table:row="0" table:table="2"/>
          <office:change-info>
            <dc:creator> </dc:creator>
            <dc:date>2021-12-13T11:02:00.832999510</dc:date>
          </office:change-info>
          <table:previous>
            <table:change-track-table-cell/>
          </table:previous>
        </table:cell-content-change>
        <table:cell-content-change table:id="ct142">
          <table:cell-address table:column="5" table:row="11" table:table="2"/>
          <office:change-info>
            <dc:creator> </dc:creator>
            <dc:date>2021-12-13T11:02:06.297932015</dc:date>
          </office:change-info>
          <table:previous>
            <table:change-track-table-cell/>
          </table:previous>
        </table:cell-content-change>
        <table:cell-content-change table:id="ct143">
          <table:cell-address table:column="9" table:row="11" table:table="2"/>
          <office:change-info>
            <dc:creator> </dc:creator>
            <dc:date>2021-12-13T11:02:14.052225745</dc:date>
          </office:change-info>
          <table:previous>
            <table:change-track-table-cell/>
          </table:previous>
        </table:cell-content-change>
        <table:cell-content-change table:id="ct144">
          <table:cell-address table:column="9" table:row="12" table:table="2"/>
          <office:change-info>
            <dc:creator> </dc:creator>
            <dc:date>2021-12-13T11:02:14.052236974</dc:date>
          </office:change-info>
          <table:previous>
            <table:change-track-table-cell/>
          </table:previous>
        </table:cell-content-change>
        <table:cell-content-change table:id="ct145">
          <table:cell-address table:column="9" table:row="13" table:table="2"/>
          <office:change-info>
            <dc:creator> </dc:creator>
            <dc:date>2021-12-13T11:02:14.052239481</dc:date>
          </office:change-info>
          <table:previous>
            <table:change-track-table-cell/>
          </table:previous>
        </table:cell-content-change>
        <table:cell-content-change table:id="ct146">
          <table:cell-address table:column="9" table:row="14" table:table="2"/>
          <office:change-info>
            <dc:creator> </dc:creator>
            <dc:date>2021-12-13T11:02:14.052241708</dc:date>
          </office:change-info>
          <table:previous>
            <table:change-track-table-cell/>
          </table:previous>
        </table:cell-content-change>
        <table:cell-content-change table:id="ct147">
          <table:cell-address table:column="10" table:row="11" table:table="2"/>
          <office:change-info>
            <dc:creator> </dc:creator>
            <dc:date>2021-12-13T11:02:23.320967537</dc:date>
          </office:change-info>
          <table:previous>
            <table:change-track-table-cell/>
          </table:previous>
        </table:cell-content-change>
        <table:cell-content-change table:id="ct148">
          <table:cell-address table:column="10" table:row="12" table:table="2"/>
          <office:change-info>
            <dc:creator> </dc:creator>
            <dc:date>2021-12-13T11:02:30.745734606</dc:date>
          </office:change-info>
          <table:previous>
            <table:change-track-table-cell/>
          </table:previous>
        </table:cell-content-change>
        <table:cell-content-change table:id="ct149">
          <table:cell-address table:column="8" table:row="11" table:table="2"/>
          <office:change-info>
            <dc:creator> </dc:creator>
            <dc:date>2021-12-13T11:02:38.96120774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6613930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66139304 0. <text:s text:c="7"/>]]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" office:value-type="string" calcext:value-type="string">
            <text:p>0.66777791681</text:p>
          </table:table-cell>
          <table:table-cell/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8" office:value-type="string" calcext:value-type="string">
            <text:p>0.67600668175</text:p>
          </table:table-cell>
          <table:table-cell/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1.13330638]</text:p>
          </table:table-cell>
          <table:table-cell office:value-type="string" calcext:value-type="string">
            <text:p>0.7545046620573013</text:p>
          </table:table-cell>
          <table:table-cell/>
          <table:table-cell office:value-type="string" calcext:value-type="string">
            <text:p>[1.5994213492975002, 0.9067708300244179, 0.7673163633149052, 0.7545046620573013, 0.8219057741471985, 0.8301592338637083, 0.8508167039010271, 0.8728654995792728, 0.8265655079924141, 0.7879851464898749, 0.8384625248793319, 0.8353707846582887, 0.8065317913052813, 0.7683519421152574, 0.8398160791570736, 0.8083841171803214, 0.8673800672807515, 0.8663555878955645, 0.8285066904753637, 0.8360133896752103, 0.9141823398754656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1.13330638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6"/>
          <table:table-cell office:value-type="string" calcext:value-type="string">
            <text:p>[[0. <text:s text:c="8"/>0.27520657]</text:p>
          </table:table-cell>
          <table:table-cell office:value-type="string" calcext:value-type="string">
            <text:p>0.7574531058987385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357438336077011, 0.884075974454879, 0.8040248281188592, 0.7574531058987385, 0.9047052623127575, 0.9461154511003665, 1.2499398407928553, 0.9612519307757872, 0.8524329988022097, 0.8741930527794287, 1.344183722398261, 0.9336917756030515, 0.8113530623324088, 1.0253705427180404, 1.0165947383031484, 1.0629821601930407, 1.0372706923844905, 0.9945730814243875, 0.8653211342095415, 1.7347722303568471, 1.3775536186312904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27520657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office:value-type="string" calcext:value-type="string">
            <text:p>[[0. <text:s text:c="8"/>0.65286164]</text:p>
          </table:table-cell>
          <table:table-cell office:value-type="string" calcext:value-type="string">
            <text:p>0.7306253314251993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4140767670902274, 1.0624301747738876, 0.9251900834694506, 0.8768356442193194, 0.8367121997486926, 0.8167821824133445, 0.791102304456962, 0.7830789026702938, 0.7742405986101198, 0.761101802275563, 0.7473030452916486, 0.7477439981353424, 0.7419089858367371, 0.7550700405754649, 0.7478616544290301, 0.7306253314251993, 0.7329865527332998, 0.7409990511933691, 0.7469934038411211, 0.7496041429545498, 0.7416146925400909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65286164 0. <text:s text:c="7"/>]]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6"/>
          <table:table-cell office:value-type="string" calcext:value-type="string">
            <text:p>[[0. <text:s text:c="8"/>1.08078324]</text:p>
          </table:table-cell>
          <table:table-cell office:value-type="string" calcext:value-type="string">
            <text:p>0.7026</text:p>
          </table:table-cell>
          <table:table-cell office:value-type="string" calcext:value-type="string">
            <text:p>ZZ Measurement</text:p>
          </table:table-cell>
          <table:table-cell office:value-type="string" calcext:value-type="string">
            <text:p>[5.51294492644743, 1.2042130017737502, 0.8351418917536487, 0.8083967751485122, 0.8003306882080294, 0.7561222046606737, 0.7754613581562706, 0.7632778338061884, 0.7199228250745908, 0.7026328673890414, 0.779875281152688, 0.7346648021928847, 0.746857422881648, 0.7423595809484367, 0.734596213912393, 0.7558960825250312, 0.7775061883093877, 0.7529374122313575, 0.7726791571728115, 0.7548301612890621, 0.7740815078037614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1.08078324 0. <text:s text:c="7"/>]]</text:p>
          </table:table-cell>
          <table:table-cell table:number-columns-repeated="3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1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1.8108566807156572</text:p>
          </table:table-cell>
          <table:table-cell/>
          <table:table-cell office:value-type="string" calcext:value-type="string">
            <text:p>[4.6220230560020035, 2.2654644181152928, 2.1617050321490265, 2.1562687927349717, 2.0641233574186115, 1.9512119685684188, 2.4391828854157445, 1.9662184048702176, 2.225029608919988, 1.9532496644516986, 2.169782422293894, 2.0261116302033786, 2.325602161660544, 2.2551607120318287, 1.853568063866123, 1.9544601562083666, 1.909229869706462, 1.8108566807156572, 2.1302791460107025, 1.89803153597616, 1.8983156114090225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9619712 0. <text:s text:c="8"/>0.5396926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83953082 0.53969264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[[0. <text:s text:c="8"/>0.31757639 0.64904065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31757639 0. <text:s text:c="8"/>0.3815466 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64904065 0.3815466 <text:s/>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9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/>
          <table:table-cell table:style-name="ce10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/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0992254 0. <text:s text:c="8"/>0.63294655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93374289 0.63294655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/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13444913 0. <text:s text:c="8"/>0.31198832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44277272 0.31198832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/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56138073 0. <text:s text:c="8"/>0.79858206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1.20309321 0.79858206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1943306 <text:s/>0.47200392]</text:p>
          </table:table-cell>
          <table:table-cell office:value-type="string" calcext:value-type="string">
            <text:p>1.9773145375191552</text:p>
          </table:table-cell>
          <table:table-cell office:value-type="string" calcext:value-type="string">
            <text:p>hard triplets</text:p>
          </table:table-cell>
          <table:table-cell office:value-type="string" calcext:value-type="string">
            <text:p>[4.566014095588109, 3.9606328266918442, 3.0512851464446, 2.599179693241045, 2.3438979027601277, 2.19047480127133, 2.101834844418972, 2.1081001699668303, 2.1057649361201114, 2.00906159024379, 2.041477957884767, 2.0129189776767977, 1.9912605039073934, 2.0520016662943092, 1.9773145375191552, 2.0137262143362924, 1.9794448631541457, 1.9990672262065565, 2.023914981882202, 2.0623083591846085, 2.102037254939898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1943306 <text:s/>0. <text:s text:c="8"/>0.2974917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47200392 0.29749174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65.75</text:p>
          </table:table-cell>
          <table:table-cell office:value-type="string" calcext:value-type="string">
            <text:p>[[0. <text:s text:c="8"/>0.33973182 0.87256966]</text:p>
          </table:table-cell>
          <table:table-cell office:value-type="string" calcext:value-type="string">
            <text:p>1.5769895151861488</text:p>
          </table:table-cell>
          <table:table-cell office:value-type="string" calcext:value-type="string">
            <text:p>ZZ ZZ</text:p>
          </table:table-cell>
          <table:table-cell office:value-type="string" calcext:value-type="string">
            <text:p>[11.747240950278263, 16.541953822646864, 4.771969688070011, 2.552435930779533, 2.2814137488671293, 1.9116645813924347, 1.974948870415708, 1.6730939686021216, 2.0211264691216155, 1.5769895151861488, 1.987573077424117, 1.7925306422110825, 2.13433093238193, 1.9678771588925097, 2.043446635410744, 2.024396471907652, 1.9541475685522514, 1.8179644798171504, 1.9882314356651005, 1.950995800938565, 2.315670085452852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3973182 0. <text:s text:c="8"/>0.55406801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87256966 0.55406801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string" calcext:value-type="string">
            <text:p>[[0. <text:s text:c="8"/>0.31467666 0.72961794]</text:p>
          </table:table-cell>
          <table:table-cell office:value-type="string" calcext:value-type="string">
            <text:p>1.847613825455853</text:p>
          </table:table-cell>
          <table:table-cell office:value-type="string" calcext:value-type="string">
            <text:p>P=0,4 0,4, 0,2</text:p>
          </table:table-cell>
          <table:table-cell office:value-type="string" calcext:value-type="string">
            <text:p>[4.48640492121234, 2.5091731558419563, 1.9718025082043578, 2.026539390831687, 2.425831023066282, 1.9841288300926354, 1.9067936303770328, 1.847613825455853, 2.0520618941496447, 2.819529487994656, 2.1309436978799656, 2.228796091197656, 2.0336927784552565, 1.9356806880375224, 2.0026979623190635, 2.139556919440732, 1.973655729501919, 1.9550934451849982, 2.056544326481, 2.0381154938488955, 2.273185118168789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1467666 0. <text:s text:c="8"/>0.569839 <text:s/>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72961794 0.569839 <text:s text:c="2"/>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69.75</text:p>
          </table:table-cell>
          <table:table-cell office:value-type="string" calcext:value-type="string">
            <text:p>[[0. <text:s text:c="8"/>0.4914694 <text:s/>0.98704621]</text:p>
          </table:table-cell>
          <table:table-cell office:value-type="string" calcext:value-type="string">
            <text:p>1.7606699520586033</text:p>
          </table:table-cell>
          <table:table-cell office:value-type="string" calcext:value-type="string">
            <text:p>P 442 → 111 (2000)</text:p>
          </table:table-cell>
          <table:table-cell office:value-type="string" calcext:value-type="string">
            <text:p>[9.751397011141831, 4.160459895745864, 3.2083786123845286, 1.958079364893006, 1.9986177634806428, 2.1493509763177, 1.880872944459058, 1.9015031909021118, 1.9194108373323246, 2.248360065918646, 2.2622739824890066, 2.375251501059996, 1.8991470141208089, 1.890452584267181, 1.8780621019099015, 1.9219963478762303, 2.0386468636285655, 1.9866851281321225, 1.9683983846897695, 1.7606699520586033, 1.785906478023934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4914694 <text:s/>0. <text:s text:c="8"/>0.60188343]</text:p>
          </table:table-cell>
          <table:table-cell table:number-columns-repeated="2"/>
          <table:table-cell office:value-type="string" calcext:value-type="string">
            <text:p>[0.3975, 0.5525, 0.57, 0.61, 0.635, 0.6275, 0.6375, 0.6575, 0.66, 0.65, 0.625, 0.6325, 0.655, 0.665, 0.6975, 0.6775, 0.615, 0.6725, 0.6875, 0.6725, 0.6675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98704621 0.60188343 0. <text:s text:c="7"/>]]</text:p>
          </table:table-cell>
          <table:table-cell table:number-columns-repeated="3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4 Klass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9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4925</text:p>
          </table:table-cell>
          <table:table-cell office:value-type="string" calcext:value-type="string">
            <text:p><text:s/>[[0. <text:s text:c="8"/>0.48012899 0.97358917 0.39367497]</text:p>
          </table:table-cell>
          <table:table-cell office:value-type="string" calcext:value-type="string">
            <text:p>[11.11851821373358, 11.395136449310979, 13.223072984535724, 7.387694837201399, 11.820088814586704, 7.496785484161645, 16.537872264890098, 20.54369617211698, 7.353542750929154, 10.950600554500106, 12.597408691871859, 8.690242129651217, 6.549597296405397, 8.48604225705131, 6.52169450625718, 6.202855521780673, 7.22972217337872, 6.169783660531046, 5.246279206967538, 5.924589584538767, 6.23171685670725]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/>[0.48012899 0. <text:s text:c="8"/>0.54937057 0.09308011]</text:p>
          </table:table-cell>
          <table:table-cell office:value-type="string" calcext:value-type="string">
            <text:p><text:s/>[0.3025, 0.4025, 0.3475, 0.4375, 0.3525, 0.4075, 0.325, 0.3675, 0.4075, 0.355, 0.36, 0.425, 0.44, 0.475, 0.45, 0.4625, 0.4575, 0.4825, 0.48, 0.475, 0.4925]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/>[0.97358917 0.54937057 0. <text:s text:c="8"/>0.63835107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39367497 0.09308011 0.63835107 0. <text:s text:c="7"/>]]</text:p>
          </table:table-cell>
          <table:table-cell table:number-columns-repeated="2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12:01:26.8217644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13T12:02:41.117348636</dc:date>
    <meta:editing-duration>PT5H36M20S</meta:editing-duration>
    <meta:editing-cycles>31</meta:editing-cycles>
    <meta:generator>LibreOffice/6.4.7.2$Linux_X86_64 LibreOffice_project/40$Build-2</meta:generator>
    <meta:document-statistic meta:table-count="3" meta:cell-count="235" meta:object-count="0"/>
  </office:meta>
</office:document-meta>
</file>